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8 年 12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02114" calcext:value-type="float">
            <text:p>102,114</text:p>
          </table:table-cell>
          <table:table-cell table:style-name="ce38" office:value-type="float" office:value="4562" calcext:value-type="float">
            <text:p>4,562</text:p>
          </table:table-cell>
          <table:table-cell table:style-name="ce38" office:value-type="float" office:value="7082" calcext:value-type="float">
            <text:p>7,082</text:p>
          </table:table-cell>
          <table:table-cell table:style-name="ce38" office:value-type="float" office:value="3469" calcext:value-type="float">
            <text:p>3,469</text:p>
          </table:table-cell>
          <table:table-cell table:style-name="ce38" office:value-type="float" office:value="9111" calcext:value-type="float">
            <text:p>9,111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786" calcext:value-type="float">
            <text:p>29,786</text:p>
          </table:table-cell>
          <table:table-cell table:style-name="ce38" office:value-type="float" office:value="42831" calcext:value-type="float">
            <text:p>42,831</text:p>
          </table:table-cell>
          <table:table-cell table:style-name="ce38" office:value-type="float" office:value="5011" calcext:value-type="float">
            <text:p>5,01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96986" calcext:value-type="float">
            <text:p>96,986</text:p>
          </table:table-cell>
          <table:table-cell table:style-name="ce38" office:value-type="float" office:value="4380" calcext:value-type="float">
            <text:p>4,380</text:p>
          </table:table-cell>
          <table:table-cell table:style-name="ce38" office:value-type="float" office:value="5464" calcext:value-type="float">
            <text:p>5,464</text:p>
          </table:table-cell>
          <table:table-cell table:style-name="ce38" office:value-type="float" office:value="3298" calcext:value-type="float">
            <text:p>3,298</text:p>
          </table:table-cell>
          <table:table-cell table:style-name="ce38" office:value-type="float" office:value="10278" calcext:value-type="float">
            <text:p>10,278</text:p>
          </table:table-cell>
          <table:table-cell table:style-name="ce38" office:value-type="float" office:value="869" calcext:value-type="float">
            <text:p>86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785" calcext:value-type="float">
            <text:p>29,785</text:p>
          </table:table-cell>
          <table:table-cell table:style-name="ce38" office:value-type="float" office:value="42832" calcext:value-type="float">
            <text:p>42,832</text:p>
          </table:table-cell>
          <table:table-cell table:style-name="ce38" office:value-type="float" office:value="40" calcext:value-type="float">
            <text:p>40</text:p>
          </table:table-cell>
          <table:table-cell table:style-name="ce44" office:value-type="float" office:value="40" calcext:value-type="float">
            <text:p>40</text:p>
          </table:table-cell>
          <table:table-cell table:style-name="ce62" office:value-type="float" office:value="5128" calcext:value-type="float">
            <text:p>5,128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4082" calcext:value-type="float">
            <text:p>44,082</text:p>
          </table:table-cell>
          <table:table-cell table:style-name="ce39" office:value-type="float" office:value="2076" calcext:value-type="float">
            <text:p>2,076</text:p>
          </table:table-cell>
          <table:table-cell table:style-name="ce39" office:value-type="float" office:value="3209" calcext:value-type="float">
            <text:p>3,209</text:p>
          </table:table-cell>
          <table:table-cell table:style-name="ce39" office:value-type="float" office:value="1611" calcext:value-type="float">
            <text:p>1,611</text:p>
          </table:table-cell>
          <table:table-cell table:style-name="ce39" office:value-type="float" office:value="4107" calcext:value-type="float">
            <text:p>4,107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268" calcext:value-type="float">
            <text:p>13,268</text:p>
          </table:table-cell>
          <table:table-cell table:style-name="ce39" office:value-type="float" office:value="19146" calcext:value-type="float">
            <text:p>19,146</text:p>
          </table:table-cell>
          <table:table-cell table:style-name="ce39" office:value-type="float" office:value="486" calcext:value-type="float">
            <text:p>48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3598" calcext:value-type="float">
            <text:p>43,598</text:p>
          </table:table-cell>
          <table:table-cell table:style-name="ce39" office:value-type="float" office:value="2053" calcext:value-type="float">
            <text:p>2,053</text:p>
          </table:table-cell>
          <table:table-cell table:style-name="ce39" office:value-type="float" office:value="2457" calcext:value-type="float">
            <text:p>2,457</text:p>
          </table:table-cell>
          <table:table-cell table:style-name="ce39" office:value-type="float" office:value="1482" calcext:value-type="float">
            <text:p>1,482</text:p>
          </table:table-cell>
          <table:table-cell table:style-name="ce39" office:value-type="float" office:value="4740" calcext:value-type="float">
            <text:p>4,740</text:p>
          </table:table-cell>
          <table:table-cell table:style-name="ce39" office:value-type="float" office:value="418" calcext:value-type="float">
            <text:p>4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266" calcext:value-type="float">
            <text:p>13,266</text:p>
          </table:table-cell>
          <table:table-cell table:style-name="ce39" office:value-type="float" office:value="19147" calcext:value-type="float">
            <text:p>19,147</text:p>
          </table:table-cell>
          <table:table-cell table:style-name="ce39" office:value-type="float" office:value="12" calcext:value-type="float">
            <text:p>12</text:p>
          </table:table-cell>
          <table:table-cell table:style-name="ce45" office:value-type="float" office:value="23" calcext:value-type="float">
            <text:p>23</text:p>
          </table:table-cell>
          <table:table-cell table:style-name="ce63" office:value-type="float" office:value="484" calcext:value-type="float">
            <text:p>484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58032" calcext:value-type="float">
            <text:p>58,032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3873" calcext:value-type="float">
            <text:p>3,873</text:p>
          </table:table-cell>
          <table:table-cell table:style-name="ce40" office:value-type="float" office:value="1858" calcext:value-type="float">
            <text:p>1,858</text:p>
          </table:table-cell>
          <table:table-cell table:style-name="ce40" office:value-type="float" office:value="5004" calcext:value-type="float">
            <text:p>5,004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518" calcext:value-type="float">
            <text:p>16,518</text:p>
          </table:table-cell>
          <table:table-cell table:style-name="ce40" office:value-type="float" office:value="23685" calcext:value-type="float">
            <text:p>23,685</text:p>
          </table:table-cell>
          <table:table-cell table:style-name="ce40" office:value-type="float" office:value="4525" calcext:value-type="float">
            <text:p>4,52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3388" calcext:value-type="float">
            <text:p>53,388</text:p>
          </table:table-cell>
          <table:table-cell table:style-name="ce40" office:value-type="float" office:value="2327" calcext:value-type="float">
            <text:p>2,327</text:p>
          </table:table-cell>
          <table:table-cell table:style-name="ce40" office:value-type="float" office:value="3007" calcext:value-type="float">
            <text:p>3,007</text:p>
          </table:table-cell>
          <table:table-cell table:style-name="ce40" office:value-type="float" office:value="1816" calcext:value-type="float">
            <text:p>1,816</text:p>
          </table:table-cell>
          <table:table-cell table:style-name="ce40" office:value-type="float" office:value="5538" calcext:value-type="float">
            <text:p>5,538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519" calcext:value-type="float">
            <text:p>16,519</text:p>
          </table:table-cell>
          <table:table-cell table:style-name="ce40" office:value-type="float" office:value="23685" calcext:value-type="float">
            <text:p>23,685</text:p>
          </table:table-cell>
          <table:table-cell table:style-name="ce40" office:value-type="float" office:value="28" calcext:value-type="float">
            <text:p>28</text:p>
          </table:table-cell>
          <table:table-cell table:style-name="ce46" office:value-type="float" office:value="17" calcext:value-type="float">
            <text:p>17</text:p>
          </table:table-cell>
          <table:table-cell table:style-name="ce64" office:value-type="float" office:value="4644" calcext:value-type="float">
            <text:p>4,644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00986" calcext:value-type="float">
            <text:p>100,986</text:p>
          </table:table-cell>
          <table:table-cell table:style-name="ce38" office:value-type="float" office:value="4557" calcext:value-type="float">
            <text:p>4,557</text:p>
          </table:table-cell>
          <table:table-cell table:style-name="ce38" office:value-type="float" office:value="6989" calcext:value-type="float">
            <text:p>6,989</text:p>
          </table:table-cell>
          <table:table-cell table:style-name="ce38" office:value-type="float" office:value="3422" calcext:value-type="float">
            <text:p>3,422</text:p>
          </table:table-cell>
          <table:table-cell table:style-name="ce38" office:value-type="float" office:value="8381" calcext:value-type="float">
            <text:p>8,381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785" calcext:value-type="float">
            <text:p>29,785</text:p>
          </table:table-cell>
          <table:table-cell table:style-name="ce38" office:value-type="float" office:value="42604" calcext:value-type="float">
            <text:p>42,604</text:p>
          </table:table-cell>
          <table:table-cell table:style-name="ce38" office:value-type="float" office:value="4986" calcext:value-type="float">
            <text:p>4,986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96499" calcext:value-type="float">
            <text:p>96,499</text:p>
          </table:table-cell>
          <table:table-cell table:style-name="ce38" office:value-type="float" office:value="4372" calcext:value-type="float">
            <text:p>4,372</text:p>
          </table:table-cell>
          <table:table-cell table:style-name="ce38" office:value-type="float" office:value="5441" calcext:value-type="float">
            <text:p>5,441</text:p>
          </table:table-cell>
          <table:table-cell table:style-name="ce38" office:value-type="float" office:value="3285" calcext:value-type="float">
            <text:p>3,285</text:p>
          </table:table-cell>
          <table:table-cell table:style-name="ce38" office:value-type="float" office:value="10063" calcext:value-type="float">
            <text:p>10,063</text:p>
          </table:table-cell>
          <table:table-cell table:style-name="ce38" office:value-type="float" office:value="869" calcext:value-type="float">
            <text:p>86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784" calcext:value-type="float">
            <text:p>29,784</text:p>
          </table:table-cell>
          <table:table-cell table:style-name="ce38" office:value-type="float" office:value="42605" calcext:value-type="float">
            <text:p>42,605</text:p>
          </table:table-cell>
          <table:table-cell table:style-name="ce38" office:value-type="float" office:value="40" calcext:value-type="float">
            <text:p>40</text:p>
          </table:table-cell>
          <table:table-cell table:style-name="ce44" office:value-type="float" office:value="40" calcext:value-type="float">
            <text:p>40</text:p>
          </table:table-cell>
          <table:table-cell table:style-name="ce65" office:value-type="float" office:value="4487" calcext:value-type="float">
            <text:p>4,487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3553" calcext:value-type="float">
            <text:p>43,553</text:p>
          </table:table-cell>
          <table:table-cell table:style-name="ce39" office:value-type="float" office:value="2073" calcext:value-type="float">
            <text:p>2,073</text:p>
          </table:table-cell>
          <table:table-cell table:style-name="ce39" office:value-type="float" office:value="3164" calcext:value-type="float">
            <text:p>3,164</text:p>
          </table:table-cell>
          <table:table-cell table:style-name="ce39" office:value-type="float" office:value="1587" calcext:value-type="float">
            <text:p>1,587</text:p>
          </table:table-cell>
          <table:table-cell table:style-name="ce39" office:value-type="float" office:value="3757" calcext:value-type="float">
            <text:p>3,757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267" calcext:value-type="float">
            <text:p>13,267</text:p>
          </table:table-cell>
          <table:table-cell table:style-name="ce39" office:value-type="float" office:value="19042" calcext:value-type="float">
            <text:p>19,042</text:p>
          </table:table-cell>
          <table:table-cell table:style-name="ce39" office:value-type="float" office:value="484" calcext:value-type="float">
            <text:p>48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3312" calcext:value-type="float">
            <text:p>43,312</text:p>
          </table:table-cell>
          <table:table-cell table:style-name="ce39" office:value-type="float" office:value="2046" calcext:value-type="float">
            <text:p>2,046</text:p>
          </table:table-cell>
          <table:table-cell table:style-name="ce39" office:value-type="float" office:value="2440" calcext:value-type="float">
            <text:p>2,440</text:p>
          </table:table-cell>
          <table:table-cell table:style-name="ce39" office:value-type="float" office:value="1472" calcext:value-type="float">
            <text:p>1,472</text:p>
          </table:table-cell>
          <table:table-cell table:style-name="ce39" office:value-type="float" office:value="4593" calcext:value-type="float">
            <text:p>4,593</text:p>
          </table:table-cell>
          <table:table-cell table:style-name="ce39" office:value-type="float" office:value="418" calcext:value-type="float">
            <text:p>4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265" calcext:value-type="float">
            <text:p>13,265</text:p>
          </table:table-cell>
          <table:table-cell table:style-name="ce39" office:value-type="float" office:value="19043" calcext:value-type="float">
            <text:p>19,043</text:p>
          </table:table-cell>
          <table:table-cell table:style-name="ce39" office:value-type="float" office:value="12" calcext:value-type="float">
            <text:p>12</text:p>
          </table:table-cell>
          <table:table-cell table:style-name="ce45" office:value-type="float" office:value="23" calcext:value-type="float">
            <text:p>23</text:p>
          </table:table-cell>
          <table:table-cell table:style-name="ce66" office:value-type="float" office:value="241" calcext:value-type="float">
            <text:p>241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57433" calcext:value-type="float">
            <text:p>57,433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3825" calcext:value-type="float">
            <text:p>3,825</text:p>
          </table:table-cell>
          <table:table-cell table:style-name="ce40" office:value-type="float" office:value="1835" calcext:value-type="float">
            <text:p>1,835</text:p>
          </table:table-cell>
          <table:table-cell table:style-name="ce40" office:value-type="float" office:value="4624" calcext:value-type="float">
            <text:p>4,624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518" calcext:value-type="float">
            <text:p>16,518</text:p>
          </table:table-cell>
          <table:table-cell table:style-name="ce40" office:value-type="float" office:value="23562" calcext:value-type="float">
            <text:p>23,562</text:p>
          </table:table-cell>
          <table:table-cell table:style-name="ce40" office:value-type="float" office:value="4502" calcext:value-type="float">
            <text:p>4,5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3187" calcext:value-type="float">
            <text:p>53,187</text:p>
          </table:table-cell>
          <table:table-cell table:style-name="ce40" office:value-type="float" office:value="2326" calcext:value-type="float">
            <text:p>2,326</text:p>
          </table:table-cell>
          <table:table-cell table:style-name="ce40" office:value-type="float" office:value="3001" calcext:value-type="float">
            <text:p>3,001</text:p>
          </table:table-cell>
          <table:table-cell table:style-name="ce40" office:value-type="float" office:value="1813" calcext:value-type="float">
            <text:p>1,813</text:p>
          </table:table-cell>
          <table:table-cell table:style-name="ce40" office:value-type="float" office:value="5470" calcext:value-type="float">
            <text:p>5,470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519" calcext:value-type="float">
            <text:p>16,519</text:p>
          </table:table-cell>
          <table:table-cell table:style-name="ce40" office:value-type="float" office:value="23562" calcext:value-type="float">
            <text:p>23,562</text:p>
          </table:table-cell>
          <table:table-cell table:style-name="ce40" office:value-type="float" office:value="28" calcext:value-type="float">
            <text:p>28</text:p>
          </table:table-cell>
          <table:table-cell table:style-name="ce46" office:value-type="float" office:value="17" calcext:value-type="float">
            <text:p>17</text:p>
          </table:table-cell>
          <table:table-cell table:style-name="ce67" office:value-type="float" office:value="4246" calcext:value-type="float">
            <text:p>4,246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0714" calcext:value-type="float">
            <text:p>80,714</text:p>
          </table:table-cell>
          <table:table-cell table:style-name="ce38" office:value-type="float" office:value="2521" calcext:value-type="float">
            <text:p>2,521</text:p>
          </table:table-cell>
          <table:table-cell table:style-name="ce38" office:value-type="float" office:value="6829" calcext:value-type="float">
            <text:p>6,829</text:p>
          </table:table-cell>
          <table:table-cell table:style-name="ce38" office:value-type="float" office:value="3234" calcext:value-type="float">
            <text:p>3,23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5" calcext:value-type="float">
            <text:p>2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785" calcext:value-type="float">
            <text:p>29,785</text:p>
          </table:table-cell>
          <table:table-cell table:style-name="ce38" office:value-type="float" office:value="34029" calcext:value-type="float">
            <text:p>34,029</text:p>
          </table:table-cell>
          <table:table-cell table:style-name="ce38" office:value-type="float" office:value="4090" calcext:value-type="float">
            <text:p>4,09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75455" calcext:value-type="float">
            <text:p>75,455</text:p>
          </table:table-cell>
          <table:table-cell table:style-name="ce38" office:value-type="float" office:value="2473" calcext:value-type="float">
            <text:p>2,473</text:p>
          </table:table-cell>
          <table:table-cell table:style-name="ce38" office:value-type="float" office:value="5253" calcext:value-type="float">
            <text:p>5,253</text:p>
          </table:table-cell>
          <table:table-cell table:style-name="ce38" office:value-type="float" office:value="3125" calcext:value-type="float">
            <text:p>3,1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29" calcext:value-type="float">
            <text:p>7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784" calcext:value-type="float">
            <text:p>29,784</text:p>
          </table:table-cell>
          <table:table-cell table:style-name="ce38" office:value-type="float" office:value="34030" calcext:value-type="float">
            <text:p>34,030</text:p>
          </table:table-cell>
          <table:table-cell table:style-name="ce38" office:value-type="float" office:value="25" calcext:value-type="float">
            <text:p>25</text:p>
          </table:table-cell>
          <table:table-cell table:style-name="ce44" office:value-type="float" office:value="36" calcext:value-type="float">
            <text:p>36</text:p>
          </table:table-cell>
          <table:table-cell table:style-name="ce65" office:value-type="float" office:value="5259" calcext:value-type="float">
            <text:p>5,259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4694" calcext:value-type="float">
            <text:p>34,694</text:p>
          </table:table-cell>
          <table:table-cell table:style-name="ce39" office:value-type="float" office:value="1168" calcext:value-type="float">
            <text:p>1,168</text:p>
          </table:table-cell>
          <table:table-cell table:style-name="ce39" office:value-type="float" office:value="3092" calcext:value-type="float">
            <text:p>3,092</text:p>
          </table:table-cell>
          <table:table-cell table:style-name="ce39" office:value-type="float" office:value="1503" calcext:value-type="float">
            <text:p>1,50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7" calcext:value-type="float">
            <text:p>14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267" calcext:value-type="float">
            <text:p>13,267</text:p>
          </table:table-cell>
          <table:table-cell table:style-name="ce39" office:value-type="float" office:value="15194" calcext:value-type="float">
            <text:p>15,194</text:p>
          </table:table-cell>
          <table:table-cell table:style-name="ce39" office:value-type="float" office:value="318" calcext:value-type="float">
            <text:p>31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3802" calcext:value-type="float">
            <text:p>33,802</text:p>
          </table:table-cell>
          <table:table-cell table:style-name="ce39" office:value-type="float" office:value="1209" calcext:value-type="float">
            <text:p>1,209</text:p>
          </table:table-cell>
          <table:table-cell table:style-name="ce39" office:value-type="float" office:value="2356" calcext:value-type="float">
            <text:p>2,356</text:p>
          </table:table-cell>
          <table:table-cell table:style-name="ce39" office:value-type="float" office:value="1400" calcext:value-type="float">
            <text:p>1,4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9" calcext:value-type="float">
            <text:p>3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265" calcext:value-type="float">
            <text:p>13,265</text:p>
          </table:table-cell>
          <table:table-cell table:style-name="ce39" office:value-type="float" office:value="15195" calcext:value-type="float">
            <text:p>15,195</text:p>
          </table:table-cell>
          <table:table-cell table:style-name="ce39" office:value-type="float" office:value="6" calcext:value-type="float">
            <text:p>6</text:p>
          </table:table-cell>
          <table:table-cell table:style-name="ce45" office:value-type="float" office:value="22" calcext:value-type="float">
            <text:p>22</text:p>
          </table:table-cell>
          <table:table-cell table:style-name="ce66" office:value-type="float" office:value="892" calcext:value-type="float">
            <text:p>892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6020" calcext:value-type="float">
            <text:p>46,020</text:p>
          </table:table-cell>
          <table:table-cell table:style-name="ce40" office:value-type="float" office:value="1353" calcext:value-type="float">
            <text:p>1,353</text:p>
          </table:table-cell>
          <table:table-cell table:style-name="ce40" office:value-type="float" office:value="3737" calcext:value-type="float">
            <text:p>3,737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518" calcext:value-type="float">
            <text:p>16,518</text:p>
          </table:table-cell>
          <table:table-cell table:style-name="ce40" office:value-type="float" office:value="18835" calcext:value-type="float">
            <text:p>18,835</text:p>
          </table:table-cell>
          <table:table-cell table:style-name="ce40" office:value-type="float" office:value="3772" calcext:value-type="float">
            <text:p>3,77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1653" calcext:value-type="float">
            <text:p>41,653</text:p>
          </table:table-cell>
          <table:table-cell table:style-name="ce40" office:value-type="float" office:value="1264" calcext:value-type="float">
            <text:p>1,264</text:p>
          </table:table-cell>
          <table:table-cell table:style-name="ce40" office:value-type="float" office:value="2897" calcext:value-type="float">
            <text:p>2,897</text:p>
          </table:table-cell>
          <table:table-cell table:style-name="ce40" office:value-type="float" office:value="1725" calcext:value-type="float">
            <text:p>1,7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519" calcext:value-type="float">
            <text:p>16,519</text:p>
          </table:table-cell>
          <table:table-cell table:style-name="ce40" office:value-type="float" office:value="18835" calcext:value-type="float">
            <text:p>18,835</text:p>
          </table:table-cell>
          <table:table-cell table:style-name="ce40" office:value-type="float" office:value="19" calcext:value-type="float">
            <text:p>19</text:p>
          </table:table-cell>
          <table:table-cell table:style-name="ce46" office:value-type="float" office:value="14" calcext:value-type="float">
            <text:p>14</text:p>
          </table:table-cell>
          <table:table-cell table:style-name="ce67" office:value-type="float" office:value="4367" calcext:value-type="float">
            <text:p>4,36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933" calcext:value-type="float">
            <text:p>17,933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4601" calcext:value-type="float">
            <text:p>4,601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67" calcext:value-type="float">
            <text:p>4,267</text:p>
          </table:table-cell>
          <table:table-cell table:style-name="ce41" office:value-type="float" office:value="6901" calcext:value-type="float">
            <text:p>6,901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5718" calcext:value-type="float">
            <text:p>15,718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3092" calcext:value-type="float">
            <text:p>3,092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73" calcext:value-type="float">
            <text:p>4,373</text:p>
          </table:table-cell>
          <table:table-cell table:style-name="ce41" office:value-type="float" office:value="6901" calcext:value-type="float">
            <text:p>6,901</text:p>
          </table:table-cell>
          <table:table-cell table:number-columns-repeated="2" table:style-name="ce41" office:value-type="float" office:value="9" calcext:value-type="float">
            <text:p>9</text:p>
          </table:table-cell>
          <table:table-cell table:style-name="ce68" office:value-type="float" office:value="2215" calcext:value-type="float">
            <text:p>2,21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727" calcext:value-type="float">
            <text:p>7,727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2054" calcext:value-type="float">
            <text:p>2,054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9" calcext:value-type="float">
            <text:p>1,889</text:p>
          </table:table-cell>
          <table:table-cell table:style-name="ce42" office:value-type="float" office:value="3105" calcext:value-type="float">
            <text:p>3,105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129" calcext:value-type="float">
            <text:p>7,129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1367" calcext:value-type="float">
            <text:p>1,367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16" calcext:value-type="float">
            <text:p>2,016</text:p>
          </table:table-cell>
          <table:table-cell table:style-name="ce42" office:value-type="float" office:value="3105" calcext:value-type="float">
            <text:p>3,10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69" office:value-type="float" office:value="598" calcext:value-type="float">
            <text:p>59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206" calcext:value-type="float">
            <text:p>10,206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2547" calcext:value-type="float">
            <text:p>2,547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78" calcext:value-type="float">
            <text:p>2,378</text:p>
          </table:table-cell>
          <table:table-cell table:style-name="ce43" office:value-type="float" office:value="3796" calcext:value-type="float">
            <text:p>3,796</text:p>
          </table:table-cell>
          <table:table-cell table:style-name="ce43" office:value-type="float" office:value="876" calcext:value-type="float">
            <text:p>87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589" calcext:value-type="float">
            <text:p>8,589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1725" calcext:value-type="float">
            <text:p>1,725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57" calcext:value-type="float">
            <text:p>2,357</text:p>
          </table:table-cell>
          <table:table-cell table:style-name="ce43" office:value-type="float" office:value="3796" calcext:value-type="float">
            <text:p>3,79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70" office:value-type="float" office:value="1617" calcext:value-type="float">
            <text:p>1,61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452" calcext:value-type="float">
            <text:p>2,45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4" calcext:value-type="float">
            <text:p>604</text:p>
          </table:table-cell>
          <table:table-cell table:style-name="ce41" office:value-type="float" office:value="1552" calcext:value-type="float">
            <text:p>1,552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39" calcext:value-type="float">
            <text:p>2,33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1552" calcext:value-type="float">
            <text:p>1,55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13" calcext:value-type="float">
            <text:p>11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51" calcext:value-type="float">
            <text:p>1,05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2" calcext:value-type="float">
            <text:p>1,06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11" calcext:value-type="float">
            <text:p><text:s text:c="7"/>－1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01" calcext:value-type="float">
            <text:p>1,40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7" calcext:value-type="float">
            <text:p>1,27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864" calcext:value-type="float">
            <text:p>86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24" calcext:value-type="float">
            <text:p>12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868" calcext:value-type="float">
            <text:p>8,868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35" calcext:value-type="float">
            <text:p>3,135</text:p>
          </table:table-cell>
          <table:table-cell table:style-name="ce41" office:value-type="float" office:value="4149" calcext:value-type="float">
            <text:p>4,149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01" calcext:value-type="float">
            <text:p>7,901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4149" calcext:value-type="float">
            <text:p>4,14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967" calcext:value-type="float">
            <text:p>96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903" calcext:value-type="float">
            <text:p>3,903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64" calcext:value-type="float">
            <text:p>1,464</text:p>
          </table:table-cell>
          <table:table-cell table:style-name="ce42" office:value-type="float" office:value="1887" calcext:value-type="float">
            <text:p>1,88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88" calcext:value-type="float">
            <text:p>3,588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4" calcext:value-type="float">
            <text:p>1,164</text:p>
          </table:table-cell>
          <table:table-cell table:style-name="ce42" office:value-type="float" office:value="1887" calcext:value-type="float">
            <text:p>1,88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315" calcext:value-type="float">
            <text:p>31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965" calcext:value-type="float">
            <text:p>4,965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1" calcext:value-type="float">
            <text:p>1,671</text:p>
          </table:table-cell>
          <table:table-cell table:style-name="ce43" office:value-type="float" office:value="2262" calcext:value-type="float">
            <text:p>2,262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13" calcext:value-type="float">
            <text:p>4,313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95" calcext:value-type="float">
            <text:p>1,495</text:p>
          </table:table-cell>
          <table:table-cell table:style-name="ce43" office:value-type="float" office:value="2262" calcext:value-type="float">
            <text:p>2,26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652" calcext:value-type="float">
            <text:p>65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569" calcext:value-type="float">
            <text:p>2,5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4" calcext:value-type="float">
            <text:p>1,364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41" calcext:value-type="float">
            <text:p>2,04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867" calcext:value-type="float">
            <text:p>867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528" calcext:value-type="float">
            <text:p>528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35" calcext:value-type="float">
            <text:p>1,13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5" calcext:value-type="float">
            <text:p>92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210" calcext:value-type="float">
            <text:p>21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34" calcext:value-type="float">
            <text:p>1,43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465" calcext:value-type="float">
            <text:p>465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16" calcext:value-type="float">
            <text:p>1,11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465" calcext:value-type="float">
            <text:p>46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318" calcext:value-type="float">
            <text:p>318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139" calcext:value-type="float">
            <text:p>2,1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00" calcext:value-type="float">
            <text:p>2,00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4" calcext:value-type="float">
            <text:p>954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39" calcext:value-type="float">
            <text:p>139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2" calcext:value-type="float">
            <text:p>91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office:value-type="float" office:value="387" calcext:value-type="float">
            <text:p>3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9" calcext:value-type="float">
            <text:p><text:s text:c="7"/>－29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256" calcext:value-type="float">
            <text:p>1,25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29" calcext:value-type="float">
            <text:p>529</text:p>
          </table:table-cell>
          <table:table-cell table:style-name="ce43" office:value-type="float" office:value="501" calcext:value-type="float">
            <text:p>501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8" calcext:value-type="float">
            <text:p>1,08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501" calcext:value-type="float">
            <text:p>5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168" calcext:value-type="float">
            <text:p>16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485" calcext:value-type="float">
            <text:p>5,485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50" calcext:value-type="float">
            <text:p>2,850</text:p>
          </table:table-cell>
          <table:table-cell table:style-name="ce41" office:value-type="float" office:value="2083" calcext:value-type="float">
            <text:p>2,083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04" calcext:value-type="float">
            <text:p>5,204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90" calcext:value-type="float">
            <text:p>2,790</text:p>
          </table:table-cell>
          <table:table-cell table:style-name="ce41" office:value-type="float" office:value="2086" calcext:value-type="float">
            <text:p>2,0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81" calcext:value-type="float">
            <text:p>28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282" calcext:value-type="float">
            <text:p>2,28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1" calcext:value-type="float">
            <text:p>1,251</text:p>
          </table:table-cell>
          <table:table-cell table:style-name="ce42" office:value-type="float" office:value="890" calcext:value-type="float">
            <text:p>89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08" calcext:value-type="float">
            <text:p>2,208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7" calcext:value-type="float">
            <text:p>1,167</text:p>
          </table:table-cell>
          <table:table-cell table:style-name="ce42" office:value-type="float" office:value="892" calcext:value-type="float">
            <text:p>89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74" calcext:value-type="float">
            <text:p>7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203" calcext:value-type="float">
            <text:p>3,203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9" calcext:value-type="float">
            <text:p>1,599</text:p>
          </table:table-cell>
          <table:table-cell table:style-name="ce43" office:value-type="float" office:value="1193" calcext:value-type="float">
            <text:p>1,193</text:p>
          </table:table-cell>
          <table:table-cell table:style-name="ce43" office:value-type="float" office:value="261" calcext:value-type="float">
            <text:p>2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96" calcext:value-type="float">
            <text:p>2,996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3" calcext:value-type="float">
            <text:p>1,623</text:p>
          </table:table-cell>
          <table:table-cell table:style-name="ce43" office:value-type="float" office:value="1194" calcext:value-type="float">
            <text:p>1,19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07" calcext:value-type="float">
            <text:p>20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57" calcext:value-type="float">
            <text:p>3,85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2128" calcext:value-type="float">
            <text:p>2,128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156" calcext:value-type="float">
            <text:p>4,156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9" calcext:value-type="float">
            <text:p>1,729</text:p>
          </table:table-cell>
          <table:table-cell table:style-name="ce41" office:value-type="float" office:value="2128" calcext:value-type="float">
            <text:p>2,12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299" calcext:value-type="float">
            <text:p><text:s text:c="7"/>－29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64" calcext:value-type="float">
            <text:p>1,56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17" calcext:value-type="float">
            <text:p>1,81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7" calcext:value-type="float">
            <text:p>777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53" calcext:value-type="float">
            <text:p><text:s text:c="7"/>－25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93" calcext:value-type="float">
            <text:p>2,29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9" calcext:value-type="float">
            <text:p>719</text:p>
          </table:table-cell>
          <table:table-cell table:style-name="ce43" office:value-type="float" office:value="1236" calcext:value-type="float">
            <text:p>1,236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39" calcext:value-type="float">
            <text:p>2,33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2" calcext:value-type="float">
            <text:p>952</text:p>
          </table:table-cell>
          <table:table-cell table:style-name="ce43" office:value-type="float" office:value="1236" calcext:value-type="float">
            <text:p>1,236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70" office:value-type="float" office:value="-46" calcext:value-type="float">
            <text:p><text:s text:c="7"/>－4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95" calcext:value-type="float">
            <text:p>1,795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62" calcext:value-type="float">
            <text:p>1,86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8" calcext:value-type="float">
            <text:p>998</text:p>
          </table:table-cell>
          <table:table-cell table:style-name="ce41" office:value-type="float" office:value="718" calcext:value-type="float">
            <text:p>71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67" calcext:value-type="float">
            <text:p><text:s text:c="7"/>－6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310" calcext:value-type="float">
            <text:p>31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5" calcext:value-type="float">
            <text:p><text:s text:c="7"/>－4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21" calcext:value-type="float">
            <text:p>1,02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43" calcext:value-type="float">
            <text:p>1,04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3" calcext:value-type="float">
            <text:p>563</text:p>
          </table:table-cell>
          <table:table-cell table:style-name="ce43" office:value-type="float" office:value="408" calcext:value-type="float">
            <text:p>40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2" calcext:value-type="float">
            <text:p><text:s text:c="7"/>－2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729" calcext:value-type="float">
            <text:p>2,72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770" calcext:value-type="float">
            <text:p>2,77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1115" calcext:value-type="float">
            <text:p>1,1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41" calcext:value-type="float">
            <text:p><text:s text:c="7"/>－4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42" calcext:value-type="float">
            <text:p>1,14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01" calcext:value-type="float">
            <text:p>1,20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3" calcext:value-type="float">
            <text:p>623</text:p>
          </table:table-cell>
          <table:table-cell table:style-name="ce42" office:value-type="float" office:value="473" calcext:value-type="float">
            <text:p>4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9" calcext:value-type="float">
            <text:p><text:s text:c="7"/>－59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87" calcext:value-type="float">
            <text:p>1,58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17" calcext:value-type="float">
            <text:p>717</text:p>
          </table:table-cell>
          <table:table-cell table:style-name="ce43" office:value-type="float" office:value="642" calcext:value-type="float">
            <text:p>64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69" calcext:value-type="float">
            <text:p>1,56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1" calcext:value-type="float">
            <text:p>791</text:p>
          </table:table-cell>
          <table:table-cell table:style-name="ce43" office:value-type="float" office:value="642" calcext:value-type="float">
            <text:p>64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8" calcext:value-type="float">
            <text:p>1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458" calcext:value-type="float">
            <text:p>2,45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73" calcext:value-type="float">
            <text:p>7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43" calcext:value-type="float">
            <text:p>1,443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90" calcext:value-type="float">
            <text:p>2,19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6" calcext:value-type="float">
            <text:p>1,326</text:p>
          </table:table-cell>
          <table:table-cell table:style-name="ce41" office:value-type="float" office:value="718" calcext:value-type="float">
            <text:p>71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68" calcext:value-type="float">
            <text:p>268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25" calcext:value-type="float">
            <text:p>1,02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7" calcext:value-type="float">
            <text:p>99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4" calcext:value-type="float">
            <text:p>604</text:p>
          </table:table-cell>
          <table:table-cell table:style-name="ce42" office:value-type="float" office:value="324" calcext:value-type="float">
            <text:p>3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8" calcext:value-type="float">
            <text:p>2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33" calcext:value-type="float">
            <text:p>1,43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9" calcext:value-type="float">
            <text:p>4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13" calcext:value-type="float">
            <text:p>813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3" calcext:value-type="float">
            <text:p>1,19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2" calcext:value-type="float">
            <text:p>722</text:p>
          </table:table-cell>
          <table:table-cell table:style-name="ce43" office:value-type="float" office:value="394" calcext:value-type="float">
            <text:p>39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40" calcext:value-type="float">
            <text:p>240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485" calcext:value-type="float">
            <text:p>3,485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19" calcext:value-type="float">
            <text:p>1,619</text:p>
          </table:table-cell>
          <table:table-cell table:style-name="ce41" office:value-type="float" office:value="1363" calcext:value-type="float">
            <text:p>1,363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392" calcext:value-type="float">
            <text:p>3,39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96" calcext:value-type="float">
            <text:p>1,696</text:p>
          </table:table-cell>
          <table:table-cell table:style-name="ce41" office:value-type="float" office:value="1363" calcext:value-type="float">
            <text:p>1,3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93" calcext:value-type="float">
            <text:p>93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46" calcext:value-type="float">
            <text:p>1,44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02" calcext:value-type="float">
            <text:p>1,50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9" calcext:value-type="float">
            <text:p>749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-56" calcext:value-type="float">
            <text:p><text:s text:c="7"/>－56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039" calcext:value-type="float">
            <text:p>2,03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8" calcext:value-type="float">
            <text:p>928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90" calcext:value-type="float">
            <text:p>1,89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7" calcext:value-type="float">
            <text:p>947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149" calcext:value-type="float">
            <text:p>149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454" calcext:value-type="float">
            <text:p>4,454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552" calcext:value-type="float">
            <text:p>1,5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365" calcext:value-type="float">
            <text:p>1,365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67" calcext:value-type="float">
            <text:p>4,367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493" calcext:value-type="float">
            <text:p>1,4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5" calcext:value-type="float">
            <text:p>1,325</text:p>
          </table:table-cell>
          <table:table-cell table:style-name="ce41" office:value-type="float" office:value="1365" calcext:value-type="float">
            <text:p>1,365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87" calcext:value-type="float">
            <text:p>8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953" calcext:value-type="float">
            <text:p>1,95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6" calcext:value-type="float">
            <text:p>1,96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2" calcext:value-type="float">
            <text:p>562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3" calcext:value-type="float">
            <text:p><text:s text:c="7"/>－1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01" calcext:value-type="float">
            <text:p>2,501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20" calcext:value-type="float">
            <text:p>8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9" calcext:value-type="float">
            <text:p>609</text:p>
          </table:table-cell>
          <table:table-cell table:style-name="ce43" office:value-type="float" office:value="729" calcext:value-type="float">
            <text:p>729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01" calcext:value-type="float">
            <text:p>2,40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811" calcext:value-type="float">
            <text:p>8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3" calcext:value-type="float">
            <text:p>763</text:p>
          </table:table-cell>
          <table:table-cell table:style-name="ce43" office:value-type="float" office:value="729" calcext:value-type="float">
            <text:p>72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550" calcext:value-type="float">
            <text:p>3,55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1947" calcext:value-type="float">
            <text:p>1,947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90" calcext:value-type="float">
            <text:p>3,59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95" calcext:value-type="float">
            <text:p>4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1947" calcext:value-type="float">
            <text:p>1,94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40" calcext:value-type="float">
            <text:p><text:s text:c="7"/>－4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03" calcext:value-type="float">
            <text:p>1,50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894" calcext:value-type="float">
            <text:p>89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9" calcext:value-type="float">
            <text:p>1,61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894" calcext:value-type="float">
            <text:p>8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16" calcext:value-type="float">
            <text:p><text:s text:c="7"/>－11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47" calcext:value-type="float">
            <text:p>2,04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71" calcext:value-type="float">
            <text:p>1,97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7" calcext:value-type="float">
            <text:p>547</text:p>
          </table:table-cell>
          <table:table-cell table:style-name="ce43" office:value-type="float" office:value="1053" calcext:value-type="float">
            <text:p>1,0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6" calcext:value-type="float">
            <text:p>7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7" calcext:value-type="float">
            <text:p>497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47" calcext:value-type="float">
            <text:p>14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154" calcext:value-type="float">
            <text:p>1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53" calcext:value-type="float">
            <text:p>1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3" calcext:value-type="float">
            <text:p>4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51" calcext:value-type="float">
            <text:p>55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7" calcext:value-type="float">
            <text:p>44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95" calcext:value-type="float">
            <text:p>19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04" calcext:value-type="float">
            <text:p>10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954" calcext:value-type="float">
            <text:p>954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1" calcext:value-type="float">
            <text:p>1,66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1" calcext:value-type="float">
            <text:p>561</text:p>
          </table:table-cell>
          <table:table-cell table:style-name="ce41" office:value-type="float" office:value="954" calcext:value-type="float">
            <text:p>95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36" calcext:value-type="float">
            <text:p>3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4" calcext:value-type="float">
            <text:p>74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420" calcext:value-type="float">
            <text:p>4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" calcext:value-type="float">
            <text:p><text:s text:c="7"/>－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58" calcext:value-type="float">
            <text:p>95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534" calcext:value-type="float">
            <text:p>534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534" calcext:value-type="float">
            <text:p>53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41" calcext:value-type="float">
            <text:p>4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82" calcext:value-type="float">
            <text:p>18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51" calcext:value-type="float">
            <text:p>251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23" calcext:value-type="float">
            <text:p>12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95" calcext:value-type="float">
            <text:p>9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28" calcext:value-type="float">
            <text:p>128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950" calcext:value-type="float">
            <text:p>1,95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33" calcext:value-type="float">
            <text:p>2,133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9" calcext:value-type="float">
            <text:p>789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183" calcext:value-type="float">
            <text:p><text:s text:c="7"/>－183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4" calcext:value-type="float">
            <text:p>95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467" calcext:value-type="float">
            <text:p>46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10" calcext:value-type="float">
            <text:p><text:s text:c="7"/>－110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106" calcext:value-type="float">
            <text:p>1,10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579" calcext:value-type="float">
            <text:p>579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9" calcext:value-type="float">
            <text:p>1,17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579" calcext:value-type="float">
            <text:p>57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73" calcext:value-type="float">
            <text:p><text:s text:c="7"/>－7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67" calcext:value-type="float">
            <text:p>2,36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5" calcext:value-type="float">
            <text:p>1,155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3" calcext:value-type="float">
            <text:p>2,043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68" office:value-type="float" office:value="324" calcext:value-type="float">
            <text:p>32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61" calcext:value-type="float">
            <text:p>1,06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4" calcext:value-type="float">
            <text:p>96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69" office:value-type="float" office:value="97" calcext:value-type="float">
            <text:p>9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06" calcext:value-type="float">
            <text:p>1,30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3" calcext:value-type="float">
            <text:p>633</text:p>
          </table:table-cell>
          <table:table-cell table:style-name="ce43" office:value-type="float" office:value="489" calcext:value-type="float">
            <text:p>489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9" calcext:value-type="float">
            <text:p>1,07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3" calcext:value-type="float">
            <text:p>493</text:p>
          </table:table-cell>
          <table:table-cell table:style-name="ce43" office:value-type="float" office:value="489" calcext:value-type="float">
            <text:p>4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70" office:value-type="float" office:value="227" calcext:value-type="float">
            <text:p>22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473" calcext:value-type="float">
            <text:p>6,473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88" calcext:value-type="float">
            <text:p>3,088</text:p>
          </table:table-cell>
          <table:table-cell table:style-name="ce41" office:value-type="float" office:value="2671" calcext:value-type="float">
            <text:p>2,671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67" calcext:value-type="float">
            <text:p>5,967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64" calcext:value-type="float">
            <text:p>2,764</text:p>
          </table:table-cell>
          <table:table-cell table:style-name="ce41" office:value-type="float" office:value="2670" calcext:value-type="float">
            <text:p>2,67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506" calcext:value-type="float">
            <text:p>50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769" calcext:value-type="float">
            <text:p>2,769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5" calcext:value-type="float">
            <text:p>1,315</text:p>
          </table:table-cell>
          <table:table-cell table:style-name="ce42" office:value-type="float" office:value="1168" calcext:value-type="float">
            <text:p>1,16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11" calcext:value-type="float">
            <text:p>2,611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12" calcext:value-type="float">
            <text:p>1,212</text:p>
          </table:table-cell>
          <table:table-cell table:style-name="ce42" office:value-type="float" office:value="1167" calcext:value-type="float">
            <text:p>1,16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58" calcext:value-type="float">
            <text:p>15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704" calcext:value-type="float">
            <text:p>3,704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73" calcext:value-type="float">
            <text:p>1,773</text:p>
          </table:table-cell>
          <table:table-cell table:style-name="ce43" office:value-type="float" office:value="1503" calcext:value-type="float">
            <text:p>1,503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56" calcext:value-type="float">
            <text:p>3,356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2" calcext:value-type="float">
            <text:p>1,552</text:p>
          </table:table-cell>
          <table:table-cell table:style-name="ce43" office:value-type="float" office:value="1503" calcext:value-type="float">
            <text:p>1,50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348" calcext:value-type="float">
            <text:p>34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05" calcext:value-type="float">
            <text:p>1,50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5" calcext:value-type="float">
            <text:p>1,63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567" calcext:value-type="float">
            <text:p>56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30" calcext:value-type="float">
            <text:p><text:s text:c="7"/>－13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67" calcext:value-type="float">
            <text:p>66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9" calcext:value-type="float">
            <text:p>70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248" calcext:value-type="float">
            <text:p>24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2" calcext:value-type="float">
            <text:p><text:s text:c="7"/>－4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38" calcext:value-type="float">
            <text:p>83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03" calcext:value-type="float">
            <text:p>403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42" calcext:value-type="float">
            <text:p>542</text:p>
          </table:table-cell>
          <table:table-cell table:style-name="ce43" office:value-type="float" office:value="319" calcext:value-type="float">
            <text:p>3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88" calcext:value-type="float">
            <text:p><text:s text:c="7"/>－8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324" calcext:value-type="float">
            <text:p>3,324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260" calcext:value-type="float">
            <text:p>3,260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9" calcext:value-type="float">
            <text:p>1,389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64" calcext:value-type="float">
            <text:p>6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78" calcext:value-type="float">
            <text:p>1,47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727" calcext:value-type="float">
            <text:p>72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93" calcext:value-type="float">
            <text:p>1,49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727" calcext:value-type="float">
            <text:p>7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5" calcext:value-type="float">
            <text:p><text:s text:c="7"/>－1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46" calcext:value-type="float">
            <text:p>1,846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0" calcext:value-type="float">
            <text:p>730</text:p>
          </table:table-cell>
          <table:table-cell table:style-name="ce43" office:value-type="float" office:value="822" calcext:value-type="float">
            <text:p>822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767" calcext:value-type="float">
            <text:p>1,767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4" calcext:value-type="float">
            <text:p>774</text:p>
          </table:table-cell>
          <table:table-cell table:style-name="ce43" office:value-type="float" office:value="822" calcext:value-type="float">
            <text:p>82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9" calcext:value-type="float">
            <text:p>79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2957" calcext:value-type="float">
            <text:p>12,957</text:p>
          </table:table-cell>
          <table:table-cell table:style-name="ce44" office:value-type="float" office:value="1679" calcext:value-type="float">
            <text:p>1,67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5255" calcext:value-type="float">
            <text:p>5,255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209" calcext:value-type="float">
            <text:p>5,209</text:p>
          </table:table-cell>
          <table:table-cell table:style-name="ce44" office:value-type="float" office:value="603" calcext:value-type="float">
            <text:p>60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931" calcext:value-type="float">
            <text:p>13,931</text:p>
          </table:table-cell>
          <table:table-cell table:style-name="ce44" office:value-type="float" office:value="1624" calcext:value-type="float">
            <text:p>1,6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6829" calcext:value-type="float">
            <text:p>6,829</text:p>
          </table:table-cell>
          <table:table-cell table:style-name="ce44" office:value-type="float" office:value="93" calcext:value-type="float">
            <text:p>9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209" calcext:value-type="float">
            <text:p>5,20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" calcext:value-type="float">
            <text:p>2</text:p>
          </table:table-cell>
          <table:table-cell table:style-name="ce65" office:value-type="float" office:value="-974" calcext:value-type="float">
            <text:p><text:s text:c="7"/>－974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5722" calcext:value-type="float">
            <text:p>5,722</text:p>
          </table:table-cell>
          <table:table-cell table:style-name="ce45" office:value-type="float" office:value="750" calcext:value-type="float">
            <text:p>75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2356" calcext:value-type="float">
            <text:p>2,356</text:p>
          </table:table-cell>
          <table:table-cell table:style-name="ce45" office:value-type="float" office:value="17" calcext:value-type="float">
            <text:p>1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383" calcext:value-type="float">
            <text:p>2,383</text:p>
          </table:table-cell>
          <table:table-cell table:style-name="ce45" office:value-type="float" office:value="132" calcext:value-type="float">
            <text:p>13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6311" calcext:value-type="float">
            <text:p>6,311</text:p>
          </table:table-cell>
          <table:table-cell table:style-name="ce45" office:value-type="float" office:value="715" calcext:value-type="float">
            <text:p>715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3090" calcext:value-type="float">
            <text:p>3,090</text:p>
          </table:table-cell>
          <table:table-cell table:style-name="ce45" office:value-type="float" office:value="45" calcext:value-type="float">
            <text:p>4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383" calcext:value-type="float">
            <text:p>2,38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589" calcext:value-type="float">
            <text:p><text:s text:c="7"/>－589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7235" calcext:value-type="float">
            <text:p>7,235</text:p>
          </table:table-cell>
          <table:table-cell table:style-name="ce46" office:value-type="float" office:value="929" calcext:value-type="float">
            <text:p>92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2899" calcext:value-type="float">
            <text:p>2,899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826" calcext:value-type="float">
            <text:p>2,826</text:p>
          </table:table-cell>
          <table:table-cell table:style-name="ce46" office:value-type="float" office:value="471" calcext:value-type="float">
            <text:p>471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7620" calcext:value-type="float">
            <text:p>7,620</text:p>
          </table:table-cell>
          <table:table-cell table:style-name="ce46" office:value-type="float" office:value="909" calcext:value-type="float">
            <text:p>90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3739" calcext:value-type="float">
            <text:p>3,739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826" calcext:value-type="float">
            <text:p>2,82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" calcext:value-type="float">
            <text:p>2</text:p>
          </table:table-cell>
          <table:table-cell table:style-name="ce67" office:value-type="float" office:value="-385" calcext:value-type="float">
            <text:p><text:s text:c="7"/>－385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7315" calcext:value-type="float">
            <text:p>7,315</text:p>
          </table:table-cell>
          <table:table-cell table:style-name="ce44" office:value-type="float" office:value="357" calcext:value-type="float">
            <text:p>357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26" calcext:value-type="float">
            <text:p>3,126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366" calcext:value-type="float">
            <text:p>3,366</text:p>
          </table:table-cell>
          <table:table-cell table:style-name="ce44" office:value-type="float" office:value="293" calcext:value-type="float">
            <text:p>29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113" calcext:value-type="float">
            <text:p>7,113</text:p>
          </table:table-cell>
          <table:table-cell table:style-name="ce44" office:value-type="float" office:value="275" calcext:value-type="float">
            <text:p>275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34" calcext:value-type="float">
            <text:p>3,234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366" calcext:value-type="float">
            <text:p>3,36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65" office:value-type="float" office:value="202" calcext:value-type="float">
            <text:p>202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137" calcext:value-type="float">
            <text:p>3,137</text:p>
          </table:table-cell>
          <table:table-cell table:style-name="ce45" office:value-type="float" office:value="155" calcext:value-type="float">
            <text:p>155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401" calcext:value-type="float">
            <text:p>1,401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465" calcext:value-type="float">
            <text:p>1,46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199" calcext:value-type="float">
            <text:p>3,199</text:p>
          </table:table-cell>
          <table:table-cell table:style-name="ce45" office:value-type="float" office:value="122" calcext:value-type="float">
            <text:p>122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503" calcext:value-type="float">
            <text:p>1,503</text:p>
          </table:table-cell>
          <table:table-cell table:style-name="ce45" office:value-type="float" office:value="24" calcext:value-type="float">
            <text:p>2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465" calcext:value-type="float">
            <text:p>1,465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-62" calcext:value-type="float">
            <text:p><text:s text:c="7"/>－62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4178" calcext:value-type="float">
            <text:p>4,178</text:p>
          </table:table-cell>
          <table:table-cell table:style-name="ce46" office:value-type="float" office:value="202" calcext:value-type="float">
            <text:p>202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725" calcext:value-type="float">
            <text:p>1,72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901" calcext:value-type="float">
            <text:p>1,901</text:p>
          </table:table-cell>
          <table:table-cell table:style-name="ce46" office:value-type="float" office:value="259" calcext:value-type="float">
            <text:p>25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3914" calcext:value-type="float">
            <text:p>3,914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731" calcext:value-type="float">
            <text:p>1,731</text:p>
          </table:table-cell>
          <table:table-cell table:style-name="ce46" office:value-type="float" office:value="23" calcext:value-type="float">
            <text:p>2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901" calcext:value-type="float">
            <text:p>1,901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67" office:value-type="float" office:value="264" calcext:value-type="float">
            <text:p>264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128" calcext:value-type="float">
            <text:p>1,12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730" calcext:value-type="float">
            <text:p>73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87" calcext:value-type="float">
            <text:p>48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15" calcext:value-type="float">
            <text:p>21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27" calcext:value-type="float">
            <text:p>22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641" calcext:value-type="float">
            <text:p>641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529" calcext:value-type="float">
            <text:p>529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86" calcext:value-type="float">
            <text:p>28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47" calcext:value-type="float">
            <text:p>14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04" calcext:value-type="float">
            <text:p>10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243" calcext:value-type="float">
            <text:p>243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599" calcext:value-type="float">
            <text:p>59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80" calcext:value-type="float">
            <text:p>380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123" calcext:value-type="float">
            <text:p>123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01" calcext:value-type="float">
            <text:p>20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8" calcext:value-type="float">
            <text:p>68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123" calcext:value-type="float">
            <text:p>12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398" calcext:value-type="float">
            <text:p>39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673" calcext:value-type="float">
            <text:p>67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59" calcext:value-type="float">
            <text:p>15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7" calcext:value-type="float">
            <text:p>21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630" calcext:value-type="float">
            <text:p>63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08" calcext:value-type="float">
            <text:p>30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8" calcext:value-type="float">
            <text:p>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38" calcext:value-type="float">
            <text:p>23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65" calcext:value-type="float">
            <text:p>36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1" calcext:value-type="float">
            <text:p>5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92" calcext:value-type="float">
            <text:p>39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7" calcext:value-type="float">
            <text:p>5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6" calcext:value-type="float">
            <text:p>5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1" calcext:value-type="float">
            <text:p>1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9" calcext:value-type="float">
            <text:p>3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" calcext:value-type="float">
            <text:p>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" calcext:value-type="float">
            <text:p>6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1月6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d46/%E8%A1%A8%E4%B8%809812.xls'#$''.$G$5]"/>
        <table:named-expression table:name="出生" table:base-cell-address="$遷徙.$A$1" table:expression="['file:///D:/123/d46/%E8%A1%A8%E4%B8%809812.xls'#$''.$V$14:.$V$34]"/>
        <table:named-expression table:name="月底人口數" table:base-cell-address="$遷徙.$A$1" table:expression="['file:///D:/123/d46/%E8%A1%A8%E4%B8%809812.xls'#$''.$AT$14:.$AU$34]"/>
        <table:named-expression table:name="死亡" table:base-cell-address="$遷徙.$A$1" table:expression="['file:///D:/123/d46/%E8%A1%A8%E4%B8%809812.xls'#$''.$Y$14:.$Y$34]"/>
        <table:named-expression table:name="結婚" table:base-cell-address="$遷徙.$A$1" table:expression="['file:///D:/123/d46/%E8%A1%A8%E4%B8%809812.xls'#$''.$L$14:.$L$34]"/>
        <table:named-expression table:name="鄰數戶數" table:base-cell-address="$遷徙.$A$1" table:expression="['file:///D:/123/d46/%E8%A1%A8%E4%B8%809812.xls'#$''.$AQ$14:.$AR$34]"/>
        <table:named-expression table:name="離婚" table:base-cell-address="$遷徙.$A$1" table:expression="['file:///D:/123/d46/%E8%A1%A8%E4%B8%8098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1-06T17:25:33</meta:creation-date>
    <dc:creator>user</dc:creator>
    <dc:date>2010-01-06T17:26:05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